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11.483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12.0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49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5.944cm" fo:break-before="auto" style:use-optimal-row-height="false"/>
    </style:style>
    <style:style style:name="ro4" style:family="table-row">
      <style:table-row-properties style:row-height="7.481cm" fo:break-before="auto" style:use-optimal-row-height="false"/>
    </style:style>
    <style:style style:name="ro5" style:family="table-row">
      <style:table-row-properties style:row-height="6.558cm" fo:break-before="auto" style:use-optimal-row-height="false"/>
    </style:style>
    <style:style style:name="ro6" style:family="table-row">
      <style:table-row-properties style:row-height="8.357cm" fo:break-before="auto" style:use-optimal-row-height="false"/>
    </style:style>
    <style:style style:name="ro7" style:family="table-row">
      <style:table-row-properties style:row-height="7.371cm" fo:break-before="auto" style:use-optimal-row-height="false"/>
    </style:style>
    <style:style style:name="ro8" style:family="table-row">
      <style:table-row-properties style:row-height="8.331cm" fo:break-before="auto" style:use-optimal-row-height="false"/>
    </style:style>
    <style:style style:name="ro9" style:family="table-row">
      <style:table-row-properties style:row-height="6.339cm" fo:break-before="auto" style:use-optimal-row-height="false"/>
    </style:style>
    <style:style style:name="ro10" style:family="table-row">
      <style:table-row-properties style:row-height="5.681cm" fo:break-before="auto" style:use-optimal-row-height="false"/>
    </style:style>
    <style:style style:name="ro11" style:family="table-row">
      <style:table-row-properties style:row-height="5.112cm" fo:break-before="auto" style:use-optimal-row-height="false"/>
    </style:style>
    <style:style style:name="ro12" style:family="table-row">
      <style:table-row-properties style:row-height="9.366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cdcdc"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color="#006400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color="#b22222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b22222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end" fo:margin-left="0cm"/>
      <style:text-properties fo:color="#006400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top"/>
      <style:text-properties fo:color="#b22222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style:font-name="DejaVu Sans" fo:font-size="10pt" style:font-size-asian="10pt" style:font-size-complex="10pt"/>
    </style:style>
    <style:style style:name="ce13" style:family="table-cell" style:parent-style-name="Default">
      <style:table-cell-properties fo:background-color="transparent" style:vertical-align="top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fo:background-color="#dcdcdc" style:vertical-align="top"/>
      <style:text-properties style:font-name="DejaVu Sans" fo:font-size="10pt" style:font-size-asian="10pt" style:font-size-complex="10pt"/>
    </style:style>
    <style:style style:name="T1" style:family="text">
      <style:text-properties fo:color="#000000"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556b2f" fo:font-style="italic" style:font-style-asian="italic" style:font-style-complex="italic"/>
    </style:style>
    <style:style style:name="T3" style:family="text">
      <style:text-properties fo:color="#556b2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b22222"/>
    </style:style>
    <style:style style:name="T6" style:family="text">
      <style:text-properties fo:font-style="italic" style:font-style-asian="italic" style:font-style-complex="italic" fo:color="#c9211e"/>
    </style:style>
    <style:style style:name="T7" style:family="text">
      <style:text-properties fo:font-style="italic" style:font-style-asian="italic" style:font-style-complex="italic" fo:color="#556b2f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b22222" fo:font-style="italic" style:font-style-asian="italic" style:font-style-complex="italic"/>
    </style:style>
    <style:style style:name="T10" style:family="text">
      <style:text-properties fo:color="#c9211e"/>
    </style:style>
    <style:style style:name="T11" style:family="text">
      <style:text-properties fo:font-style="italic" style:font-style-asian="italic" style:font-style-complex="italic" fo:color="#b22222"/>
    </style:style>
    <style:style style:name="T12" style:family="text">
      <style:text-properties fo:color="#b22222"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D15">
        <table:table-column table:style-name="co1" table:default-cell-style-name="ce8"/>
        <table:table-column table:style-name="co2" table:default-cell-style-name="ce12"/>
        <table:table-column table:style-name="co3" table:default-cell-style-name="ce8"/>
        <table:table-column table:style-name="co4" table:default-cell-style-name="ce12"/>
        <table:table-column table:style-name="co5" table:number-columns-repeated="1018" table:default-cell-style-name="ce12"/>
        <table:table-column table:style-name="co5" table:number-columns-repeated="2" table:default-cell-style-name="ce7"/>
        <table:table-row table:style-name="ro1">
          <table:table-cell table:style-name="ce1" office:value-type="string" calcext:value-type="string">
            <text:p>JNCIS-ENT</text:p>
          </table:table-cell>
          <table:table-cell table:style-name="ce21" office:value-type="string" calcext:value-type="string">
            <text:p>https://www.juniper.net/us/en/training/certification/tracks/enterprise-routing-switching/jncis-ent.html</text:p>
          </table:table-cell>
          <table:table-cell table:style-name="ce1" office:value-type="string" calcext:value-type="string">
            <text:p>JNCIS-SP</text:p>
          </table:table-cell>
          <table:table-cell table:style-name="ce21" office:value-type="string" calcext:value-type="string">
            <text:p>https://www.juniper.net/us/en/training/certification/tracks/service-provider-routing-switching/jncis-sp.htm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<text:span text:style-name="T1">JNCIS-ENT vs JNCIS-SP s</text:span>yllabus difference. Exact match if green or red if different.  To date: 2022.03.24</text:p>
          </table:table-cell>
          <table:covered-table-cell table:style-name="ce21"/>
          <table:covered-table-cell table:style-name="ce1"/>
          <table:covered-table-cell table:style-name="ce21"/>
          <table:table-cell table:number-columns-repeated="1020"/>
        </table:table-row>
        <table:table-row table:style-name="ro3">
          <table:table-cell table:style-name="ce3" office:value-type="string" calcext:value-type="string">
            <text:p>Protocol Independent Routing</text:p>
          </table:table-cell>
          <table:table-cell table:style-name="ce21" office:value-type="string" calcext:value-type="string">
            <text:p><text:span text:style-name="T2">Identify the concepts, operation or functionality of various protocol-independent routing components</text:span></text:p>
            <text:p><text:span text:style-name="T3">Static, aggregate, and generated routes</text:span></text:p>
            <text:p><text:span text:style-name="T3">Martian addresses</text:span></text:p>
            <text:p><text:span text:style-name="T3">Routing instances, including RIB groups</text:span></text:p>
            <text:p><text:span text:style-name="T3">Load balancing</text:span></text:p>
            <text:p><text:span text:style-name="T3">Filter-based forwarding</text:span></text:p>
            <text:p><text:span text:style-name="T4"> </text:span></text:p>
            <text:p><text:span text:style-name="T2">Demonstrate knowledge how to configure, monitor, or troubleshoot various protocol-independent routing components</text:span></text:p>
            <text:p><text:span text:style-name="T3">Static, aggregate, and generated routes</text:span></text:p>
            <text:p><text:span text:style-name="T3">Load balancing</text:span></text:p>
            <text:p><text:span text:style-name="T3">Filter-based forwarding</text:span></text:p>
          </table:table-cell>
          <table:table-cell table:style-name="ce3" office:value-type="string" calcext:value-type="string">
            <text:p>Protocol-Independent Routing</text:p>
          </table:table-cell>
          <table:table-cell table:style-name="ce21" office:value-type="string" calcext:value-type="string">
            <text:p><text:span text:style-name="T2">Identify the concepts, operation, or functionality of various protocol-independent routing components</text:span></text:p>
            <text:p><text:span text:style-name="T3">Static, aggregate, and generated routes</text:span></text:p>
            <text:p><text:span text:style-name="T3">Martian addresses</text:span></text:p>
            <text:p><text:span text:style-name="T3">Routing instances, including RIB groups</text:span></text:p>
            <text:p><text:span text:style-name="T3">Load balancing</text:span></text:p>
            <text:p><text:span text:style-name="T3">Filter-based forwarding</text:span></text:p>
            <text:p><text:span text:style-name="T2">Demonstrate knowledge of how to configure, monitor, or troubleshoot various protocol-independent routing components</text:span></text:p>
            <text:p><text:span text:style-name="T3">Static, aggregate, and generated routes</text:span></text:p>
            <text:p><text:span text:style-name="T3">Load balancing</text:span></text:p>
            <text:p><text:span text:style-name="T3">Filter-based forwarding</text:span>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OSPF</text:p>
          </table:table-cell>
          <table:table-cell table:style-name="ce21" office:value-type="string" calcext:value-type="string">
            <text:p><text:span text:style-name="T2">Describe the concepts, operation or functionality of OSPF</text:span></text:p>
            <text:p><text:span text:style-name="T3">Link-state database</text:span></text:p>
            <text:p><text:span text:style-name="T3">OSPF packet types</text:span></text:p>
            <text:p><text:span text:style-name="T3">Router ID</text:span></text:p>
            <text:p><text:span text:style-name="T3">Adjacencies and neighbors</text:span></text:p>
            <text:p><text:span text:style-name="T2">Designated router (DR) and backup designated router (BDR)</text:span></text:p>
            <text:p><text:span text:style-name="T3">OSPF area and router types</text:span></text:p>
            <text:p><text:span text:style-name="T5">Realms</text:span></text:p>
            <text:p><text:span text:style-name="T3">LSA packet types</text:span></text:p>
            <text:p> </text:p>
            <text:p><text:span text:style-name="T2">Demonstrate knowledge how to configure, monitor or troubleshoot OSPF</text:span></text:p>
            <text:p><text:span text:style-name="T3">Areas, interfaces and neighbors</text:span></text:p>
            <text:p><text:span text:style-name="T3">Additional basic options</text:span></text:p>
            <text:p><text:span text:style-name="T3">Routing policy application</text:span></text:p>
            <text:p><text:span text:style-name="T3">Troubleshooting tools (e.g., ping, traceroute, trace options, show commands, logging)</text:span></text:p>
          </table:table-cell>
          <table:table-cell table:style-name="ce3" office:value-type="string" calcext:value-type="string">
            <text:p>Open Shortest Path First (OSPF)</text:p>
          </table:table-cell>
          <table:table-cell table:style-name="ce21" office:value-type="string" calcext:value-type="string">
            <text:p><text:span text:style-name="T2">Identify the concepts, operation, or functionality of OSPF</text:span></text:p>
            <text:p><text:span text:style-name="T3">Link-state database</text:span></text:p>
            <text:p><text:span text:style-name="T3">OSPF packet types</text:span></text:p>
            <text:p><text:span text:style-name="T3">Router ID</text:span></text:p>
            <text:p><text:span text:style-name="T3">Adjacencies and neighbors</text:span></text:p>
            <text:p><text:span text:style-name="T2">Designated router and backup designated router</text:span></text:p>
            <text:p><text:span text:style-name="T3">OSPF area and router types</text:span></text:p>
            <text:p><text:span text:style-name="T3">LSA packet types</text:span></text:p>
            <text:p><text:span text:style-name="T2">Demonstrate knowledge of how to configure, monitor, or troubleshoot OSPF</text:span></text:p>
            <text:p><text:span text:style-name="T3">Areas, interfaces and neighbors</text:span></text:p>
            <text:p><text:span text:style-name="T3">Additional basic options</text:span></text:p>
            <text:p><text:span text:style-name="T3">Routing policy application</text:span></text:p>
            <text:p><text:span text:style-name="T3">Troubleshooting tools</text:span>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BGP</text:p>
          </table:table-cell>
          <table:table-cell table:style-name="ce21" office:value-type="string" calcext:value-type="string">
            <text:p><text:span text:style-name="T6">Describe </text:span><text:span text:style-name="T7">the concepts, operation or functionality of BGP</text:span></text:p>
            <text:p><text:span text:style-name="T3">BGP basic operation</text:span></text:p>
            <text:p><text:span text:style-name="T3">BGP message types</text:span></text:p>
            <text:p><text:span text:style-name="T3">Attributes</text:span></text:p>
            <text:p><text:span text:style-name="T3">Route/path selection process</text:span></text:p>
            <text:p><text:span text:style-name="T3">IBGP and EBGP functionality and interaction</text:span></text:p>
            <text:p> </text:p>
            <text:p><text:span text:style-name="T2">Demonstrate knowledge of how to configure, monitor, or troubleshoot BGP</text:span></text:p>
            <text:p><text:span text:style-name="T3">Groups and peers</text:span></text:p>
            <text:p><text:span text:style-name="T3">Additional basic options</text:span></text:p>
            <text:p><text:span text:style-name="T3">Routing policy application</text:span></text:p>
            <text:p><text:span text:style-name="T5">Troubleshooting tools (e.g., ping, traceroute, trace options, show commands, logging)</text:span></text:p>
          </table:table-cell>
          <table:table-cell table:style-name="ce3" office:value-type="string" calcext:value-type="string">
            <text:p>Border Gateway Protocol (BGP)</text:p>
          </table:table-cell>
          <table:table-cell table:style-name="ce21" office:value-type="string" calcext:value-type="string">
            <text:p><text:span text:style-name="T6">Identify</text:span><text:span text:style-name="T7"> the concepts, operation, or functionality of BGP</text:span></text:p>
            <text:p><text:span text:style-name="T3">BGP basic operation</text:span></text:p>
            <text:p><text:span text:style-name="T3">BGP message types</text:span></text:p>
            <text:p><text:span text:style-name="T3">Attributes</text:span></text:p>
            <text:p><text:span text:style-name="T3">Route/path selection process</text:span></text:p>
            <text:p><text:span text:style-name="T3">IBGP and EBGP functionality and interaction</text:span></text:p>
            <text:p><text:span text:style-name="T2">Demonstrate knowledge of how to configure, monitor, or troubleshoot BGP</text:span></text:p>
            <text:p><text:span text:style-name="T3">Groups and peers</text:span></text:p>
            <text:p><text:span text:style-name="T3">Additional basic options</text:span></text:p>
            <text:p><text:span text:style-name="T3">Routing policy application</text:span>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Layer 2 Switching or VLANs</text:p>
          </table:table-cell>
          <table:table-cell table:style-name="ce21" office:value-type="string" calcext:value-type="string">
            <text:p><text:span text:style-name="T8">Identify </text:span><text:span text:style-name="T7">the concepts, operation, or functionality of Layer 2 switching for the Junos OS</text:span></text:p>
            <text:p><text:span text:style-name="T3">Bridging components</text:span></text:p>
            <text:p><text:span text:style-name="T5">Frame processing</text:span></text:p>
            <text:p><text:span text:style-name="T5"> </text:span></text:p>
            <text:p><text:span text:style-name="T9">Describe </text:span><text:span text:style-name="T7">the concepts, benefits, or functionality of VLANs</text:span></text:p>
            <text:p><text:span text:style-name="T3">Ports</text:span></text:p>
            <text:p><text:span text:style-name="T3">Tagging</text:span></text:p>
            <text:p><text:span text:style-name="T5">Native VLANs and voice VLANs</text:span></text:p>
            <text:p><text:span text:style-name="T10">Inter-VLAN routing</text:span></text:p>
            <text:p> </text:p>
            <text:p><text:span text:style-name="T2">Demonstrate knowledge how to configure, monitor or troubleshoot Layer 2 switching or VLANs</text:span></text:p>
            <text:p><text:span text:style-name="T3">Interfaces and ports</text:span></text:p>
            <text:p><text:span text:style-name="T3">VLANs</text:span></text:p>
            <text:p><text:span text:style-name="T10">Inter-VLAN Routing</text:span></text:p>
          </table:table-cell>
          <table:table-cell table:style-name="ce3" office:value-type="string" calcext:value-type="string">
            <text:p>Layer 2 Bridging or VLANs</text:p>
          </table:table-cell>
          <table:table-cell table:style-name="ce21" office:value-type="string" calcext:value-type="string">
            <text:p><text:span text:style-name="T6">Identify </text:span><text:span text:style-name="T7">the concepts, operation, or functionality of Layer 2 bridging for the Junos OS</text:span></text:p>
            <text:p><text:span text:style-name="T5">Service provider switching platforms</text:span></text:p>
            <text:p><text:span text:style-name="T3">Bridging elements and terminology</text:span></text:p>
            <text:p><text:span text:style-name="T3">Frame processing</text:span></text:p>
            <text:p><text:span text:style-name="T5">Virtual Switches</text:span></text:p>
            <text:p><text:span text:style-name="T5">Provider bridging (for example, Q-in-Q Tunneling)</text:span></text:p>
            <text:p><text:span text:style-name="T9">Identify </text:span><text:span text:style-name="T7">the concepts, benefits, or functionality of VLANs</text:span></text:p>
            <text:p><text:span text:style-name="T3">Port modes</text:span></text:p>
            <text:p><text:span text:style-name="T3">Tagging</text:span></text:p>
            <text:p><text:span text:style-name="T5">MVRP</text:span></text:p>
            <text:p><text:span text:style-name="T10">IRB</text:span></text:p>
            <text:p><text:span text:style-name="T2">Demonstrate knowledge of how to configure, monitor, or troubleshoot Layer 2 bridging or VLANs</text:span></text:p>
            <text:p><text:span text:style-name="T3">Interfaces and ports</text:span></text:p>
            <text:p><text:span text:style-name="T3">VLANs</text:span></text:p>
            <text:p><text:span text:style-name="T5">MVRP</text:span></text:p>
            <text:p><text:span text:style-name="T10">IRB</text:span></text:p>
            <text:p><text:span text:style-name="T5">Provider bridging</text:span>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Spanning Tree</text:p>
          </table:table-cell>
          <table:table-cell table:style-name="ce21" office:value-type="string" calcext:value-type="string">
            <text:p><text:span text:style-name="T9">Describe</text:span><text:span text:style-name="T4"> </text:span><text:span text:style-name="T7">the concepts, benefits, operation, or functionality of the</text:span><text:span text:style-name="T4"> </text:span><text:span text:style-name="T7">Spanning Tree Protocol</text:span></text:p>
            <text:p><text:span text:style-name="T3">STP and RSTP concepts</text:span></text:p>
            <text:p><text:span text:style-name="T3">Port roles and states</text:span></text:p>
            <text:p><text:span text:style-name="T3">BPDUs</text:span></text:p>
            <text:p><text:span text:style-name="T3">Convergence and reconvergence</text:span></text:p>
            <text:p> </text:p>
            <text:p><text:span text:style-name="T2">Demonstrate knowledge how to configure, monitor, or troubleshoot</text:span><text:span text:style-name="T3"> </text:span><text:span text:style-name="T2">Spanning Tree</text:span></text:p>
            <text:p><text:span text:style-name="T3">STP</text:span></text:p>
            <text:p><text:span text:style-name="T3">RSTP</text:span></text:p>
          </table:table-cell>
          <table:table-cell table:style-name="ce3" office:value-type="string" calcext:value-type="string">
            <text:p>Spanning-Tree Protocols</text:p>
          </table:table-cell>
          <table:table-cell table:style-name="ce21" office:value-type="string" calcext:value-type="string">
            <text:p><text:span text:style-name="T9">Identify</text:span><text:span text:style-name="T4"> </text:span><text:span text:style-name="T7">the concepts, benefits, operation, or functionality of Spanning Tree Protocol </text:span><text:span text:style-name="T11">and its variants</text:span></text:p>
            <text:p><text:span text:style-name="T3">STP, RSTP</text:span>, <text:span text:style-name="T5">MSTP and VSTP</text:span> <text:span text:style-name="T3">concepts</text:span></text:p>
            <text:p><text:span text:style-name="T3">Port roles and states</text:span></text:p>
            <text:p><text:span text:style-name="T3">BPDUs</text:span></text:p>
            <text:p><text:span text:style-name="T3">Convergence and reconvergence</text:span></text:p>
            <text:p><text:span text:style-name="T5">Spanning-tree security</text:span></text:p>
            <text:p><text:span text:style-name="T3">D</text:span><text:span text:style-name="T2">emonstrate knowledge of how to configure, monitor, or troubleshoot STP </text:span><text:span text:style-name="T11">and its variants</text:span></text:p>
            <text:p><text:span text:style-name="T3">Spanning-tree protocols: STP, RSTP,</text:span> <text:span text:style-name="T5">MSTP, and VSTP</text:span></text:p>
            <text:p><text:span text:style-name="T5">BPDU, loop, and root protection</text:span>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IS-IS</text:p>
          </table:table-cell>
          <table:table-cell table:style-name="ce21" office:value-type="string" calcext:value-type="string">
            <text:p><text:span text:style-name="T9">Describe</text:span><text:span text:style-name="T4"> </text:span><text:span text:style-name="T7">the concepts, operation or functionality of IS-IS</text:span></text:p>
            <text:p><text:span text:style-name="T3">Link-state database</text:span></text:p>
            <text:p><text:span text:style-name="T3">IS-IS PDUs</text:span></text:p>
            <text:p><text:span text:style-name="T3">TLVs</text:span></text:p>
            <text:p><text:span text:style-name="T3">Adjacencies and neighbors</text:span></text:p>
            <text:p><text:span text:style-name="T3">Levels and areas</text:span></text:p>
            <text:p><text:span text:style-name="T3">Designated intermediate system (DIS)</text:span></text:p>
            <text:p><text:span text:style-name="T3">Metrics</text:span></text:p>
            <text:p><text:span text:style-name="T3"> </text:span></text:p>
            <text:p><text:span text:style-name="T2">Demonstrate knowledge of how to configure, monitor or troubleshoot IS-IS</text:span></text:p>
            <text:p><text:span text:style-name="T3">Levels, interfaces and adjacencies</text:span></text:p>
            <text:p><text:span text:style-name="T3">Additional basic options</text:span></text:p>
            <text:p><text:span text:style-name="T3">Routing policy application</text:span></text:p>
            <text:p><text:span text:style-name="T3">Troubleshooting tools (e.g., ping, traceroute, trace options, show commands, logging)</text:span></text:p>
          </table:table-cell>
          <table:table-cell table:style-name="ce3" office:value-type="string" calcext:value-type="string">
            <text:p>Intermediate System to Intermediate System (IS-IS)</text:p>
          </table:table-cell>
          <table:table-cell table:style-name="ce21" office:value-type="string" calcext:value-type="string">
            <text:p><text:span text:style-name="T9">Identify</text:span><text:span text:style-name="T4"> </text:span><text:span text:style-name="T7">the concepts, operation, or functionality of IS-IS</text:span></text:p>
            <text:p><text:span text:style-name="T3">Link-state database</text:span></text:p>
            <text:p><text:span text:style-name="T3">IS-IS PDUs</text:span></text:p>
            <text:p><text:span text:style-name="T3">TLVs</text:span></text:p>
            <text:p><text:span text:style-name="T3">Adjacencies and neighbors</text:span></text:p>
            <text:p><text:span text:style-name="T3">Levels and areas</text:span></text:p>
            <text:p><text:span text:style-name="T3">Designated intermediate system (DIS)</text:span></text:p>
            <text:p><text:span text:style-name="T3">Metrics</text:span></text:p>
            <text:p><text:span text:style-name="T2">Demonstrate knowledge of how to configure, monitor, or troubleshoot IS-IS</text:span></text:p>
            <text:p><text:span text:style-name="T3">Levels, interfaces and adjacencies</text:span></text:p>
            <text:p><text:span text:style-name="T3">Additional basic options</text:span></text:p>
            <text:p><text:span text:style-name="T3">Routing policy application</text:span></text:p>
            <text:p><text:span text:style-name="T3">Troubleshooting tools</text:span></text:p>
          </table:table-cell>
          <table:table-cell table:number-columns-repeated="1020"/>
        </table:table-row>
        <table:table-row table:style-name="ro8">
          <table:table-cell table:style-name="ce4" office:value-type="string" calcext:value-type="string">
            <text:p>Layer 2 Security</text:p>
          </table:table-cell>
          <table:table-cell table:style-name="ce10" office:value-type="string" calcext:value-type="string">
            <text:p><text:span text:style-name="T4">Identify the concepts, benefits or operation of various Layer 2 protection or security features</text:span></text:p>
            <text:p>BPDU, loop or root protection</text:p>
            <text:p>Port security, including MAC limiting, DHCP snooping, Dynamic ARP inspection (DAI) or IP source guard</text:p>
            <text:p>MACsec</text:p>
            <text:p>Storm control</text:p>
            <text:p> </text:p>
            <text:p><text:span text:style-name="T4">Identify the concepts, benefits or operation of Layer 2 firewall filters</text:span></text:p>
            <text:p>Filter types</text:p>
            <text:p>Processing order</text:p>
            <text:p>Match criteria and actions</text:p>
            <text:p> </text:p>
            <text:p><text:span text:style-name="T4">Demonstrate knowledge how to configure, monitor, or troubleshoot Layer 2 security</text:span></text:p>
            <text:p>Protection</text:p>
            <text:p>Port security</text:p>
            <text:p>Storm control</text:p>
            <text:p>Firewall filter configuration and application</text:p>
          </table:table-cell>
          <table:table-cell table:style-name="ce4"/>
          <table:table-cell table:style-name="ce10"/>
          <table:table-cell table:number-columns-repeated="1020"/>
        </table:table-row>
        <table:table-row table:style-name="ro9">
          <table:table-cell table:style-name="ce5" table:number-columns-repeated="2"/>
          <table:table-cell table:style-name="ce4" office:value-type="string" calcext:value-type="string">
            <text:p>Multiprotocol Label Switching (MPLS)</text:p>
          </table:table-cell>
          <table:table-cell table:style-name="ce10" office:value-type="string" calcext:value-type="string">
            <text:p><text:span text:style-name="T4">Identify the concepts, operation, or functionality of MPLS</text:span></text:p>
            <text:p>MPLS terminology</text:p>
            <text:p>MPLS packet header</text:p>
            <text:p>End-to-end packet flow and forwarding</text:p>
            <text:p>Labels and the label information base</text:p>
            <text:p>MPLS and routing tables</text:p>
            <text:p>RSVP</text:p>
            <text:p>LDP</text:p>
            <text:p><text:span text:style-name="T4">Demonstrate knowledge of how to configure, monitor, or troubleshoot MPLS</text:span></text:p>
            <text:p><text:span text:style-name="T12">MPLS forwarding</text:span></text:p>
            <text:p><text:span text:style-name="T12">RSVP-signaled and LDP-signaled LSPs</text:span></text:p>
          </table:table-cell>
          <table:table-cell table:number-columns-repeated="1020"/>
        </table:table-row>
        <table:table-row table:style-name="ro10">
          <table:table-cell table:style-name="ce5" table:number-columns-repeated="2"/>
          <table:table-cell table:style-name="ce4" office:value-type="string" calcext:value-type="string">
            <text:p>IPv6</text:p>
          </table:table-cell>
          <table:table-cell table:style-name="ce10" office:value-type="string" calcext:value-type="string">
            <text:p><text:span text:style-name="T4">Identify the concepts, operation, or functionality of IPv6</text:span></text:p>
            <text:p>IPv4 versus IPv6</text:p>
            <text:p>Address types, notation, and format</text:p>
            <text:p>Address scopes</text:p>
            <text:p>Autoconfiguration</text:p>
            <text:p>Tunneling</text:p>
            <text:p><text:span text:style-name="T4">Demonstrate knowledge of how to configure, monitor, or troubleshooting IPv6</text:span></text:p>
            <text:p>Interfaces</text:p>
            <text:p>Static routes</text:p>
            <text:p>Dynamic routing: OSPFv3, IS-IS, and BGP</text:p>
            <text:p>IPv6 over IPv4 tunneling</text:p>
          </table:table-cell>
          <table:table-cell table:number-columns-repeated="1020"/>
        </table:table-row>
        <table:table-row table:style-name="ro11">
          <table:table-cell table:style-name="ce3" office:value-type="string" calcext:value-type="string">
            <text:p>Tunnels</text:p>
          </table:table-cell>
          <table:table-cell table:style-name="ce21" office:value-type="string" calcext:value-type="string">
            <text:p><text:span text:style-name="T2">Identify the concepts, requirements or functionality of IP tunneling</text:span></text:p>
            <text:p><text:span text:style-name="T3">Tunneling applications and considerations</text:span></text:p>
            <text:p><text:span text:style-name="T3">GRE</text:span></text:p>
            <text:p><text:span text:style-name="T3">IP-IP</text:span></text:p>
            <text:p> </text:p>
            <text:p><text:span text:style-name="T2">Demonstrate knowledge of how to configure, monitor or troubleshoot IP tunnels</text:span></text:p>
            <text:p><text:span text:style-name="T3">GRE</text:span></text:p>
            <text:p><text:span text:style-name="T3">IP-IP</text:span></text:p>
            <text:p><text:span text:style-name="T5">Troubleshooting tools (e.g., ping, traceroute, trace options, show commands, logging)</text:span></text:p>
          </table:table-cell>
          <table:table-cell table:style-name="ce6" office:value-type="string" calcext:value-type="string">
            <text:p>Tunnels</text:p>
          </table:table-cell>
          <table:table-cell table:style-name="ce11" office:value-type="string" calcext:value-type="string">
            <text:p><text:span text:style-name="T2">Identify the concepts, requirements, or functionality of IP tunneling</text:span></text:p>
            <text:p><text:span text:style-name="T3">Tunneling applications and considerations</text:span></text:p>
            <text:p><text:span text:style-name="T3">GRE</text:span></text:p>
            <text:p><text:span text:style-name="T3">IP-IP</text:span></text:p>
            <text:p><text:span text:style-name="T2">Demonstrate knowledge of how to configure, monitor, or troubleshoot IP tunnels</text:span></text:p>
            <text:p><text:span text:style-name="T3">GRE</text:span></text:p>
            <text:p><text:span text:style-name="T3">IP-IP</text:span></text:p>
          </table:table-cell>
          <table:table-cell table:style-name="ce13" table:number-columns-repeated="27"/>
          <table:table-cell table:style-name="ce14" table:number-columns-repeated="991"/>
          <table:table-cell table:number-columns-repeated="2"/>
        </table:table-row>
        <table:table-row table:style-name="ro12">
          <table:table-cell table:style-name="ce6" office:value-type="string" calcext:value-type="string">
            <text:p>High Availability</text:p>
          </table:table-cell>
          <table:table-cell table:style-name="ce11" office:value-type="string" calcext:value-type="string">
            <text:p><text:span text:style-name="T2">Identify the concepts, benefits, applications or requirements for high availability in a Junos OS environment</text:span></text:p>
            <text:p><text:span text:style-name="T3">Link aggregation groups (LAG)</text:span></text:p>
            <text:p><text:span text:style-name="T5">Redundant trunk groups (RTG)</text:span></text:p>
            <text:p><text:span text:style-name="T5">Virtual Chassis</text:span></text:p>
            <text:p><text:span text:style-name="T3">Graceful restart (GR)</text:span></text:p>
            <text:p><text:span text:style-name="T3">Graceful Routing Engine switchover (GRES)</text:span></text:p>
            <text:p><text:span text:style-name="T3">Nonstop active routing (NSR)</text:span></text:p>
            <text:p><text:span text:style-name="T3">Nonstop bridging (NSB)</text:span></text:p>
            <text:p><text:span text:style-name="T3">Bidirectional Forwarding Detection (BFD)</text:span></text:p>
            <text:p><text:span text:style-name="T3">Virtual Router Redundancy Protocol (VRRP)</text:span></text:p>
            <text:p><text:span text:style-name="T3">Unified In-Service Software Upgrade (ISSU)</text:span></text:p>
            <text:p> </text:p>
            <text:p><text:span text:style-name="T2">Demonstrate knowledge of how to configure, monitor, or troubleshoot high availability components</text:span></text:p>
            <text:p><text:span text:style-name="T3">LAG</text:span><text:span text:style-name="T5"> and RTG</text:span></text:p>
            <text:p><text:span text:style-name="T5">Virtual Chassis</text:span></text:p>
            <text:p><text:span text:style-name="T3">GR, GRES, NSB, and NSR</text:span></text:p>
            <text:p><text:span text:style-name="T3">VRRP</text:span></text:p>
            <text:p><text:span text:style-name="T3">ISSU</text:span></text:p>
            <text:p><text:span text:style-name="T9">Troubleshooting tools (e.g., trace options, show commands, logging)</text:span></text:p>
          </table:table-cell>
          <table:table-cell table:style-name="ce3" office:value-type="string" calcext:value-type="string">
            <text:p>High Availability</text:p>
          </table:table-cell>
          <table:table-cell table:style-name="ce21" office:value-type="string" calcext:value-type="string">
            <text:p><text:span text:style-name="T2">Identify the concepts, benefits, applications, or requirements of high availability</text:span></text:p>
            <text:p><text:span text:style-name="T3">Link aggregation groups (LAG)</text:span> <text:span text:style-name="T5">and multichassis LAGs (MC-LAGs)</text:span></text:p>
            <text:p><text:span text:style-name="T3">Graceful restart (GR)</text:span></text:p>
            <text:p><text:span text:style-name="T3">Graceful Routing Engine switchover (GRES)</text:span></text:p>
            <text:p><text:span text:style-name="T3">Nonstop bridging (NSB)</text:span></text:p>
            <text:p><text:span text:style-name="T3">Nonstop active routing (NSR)</text:span></text:p>
            <text:p><text:span text:style-name="T3">Bidirectional Forwarding Detection (BFD)</text:span></text:p>
            <text:p><text:span text:style-name="T3">Virtual Router Redundancy Protocol (VRRP)</text:span></text:p>
            <text:p><text:span text:style-name="T3">Unified In-Service Software Upgrade (ISSU)</text:span></text:p>
            <text:p><text:span text:style-name="T2">Demonstrate knowledge of how to configure, monitor, or troubleshoot high availability components</text:span></text:p>
            <text:p><text:span text:style-name="T3">LAG</text:span>, <text:span text:style-name="T5">MC-LAG</text:span></text:p>
            <text:p><text:span text:style-name="T3">GR, GRES, NSB, and NSR</text:span></text:p>
            <text:p><text:span text:style-name="T3">VRRP</text:span></text:p>
            <text:p><text:span text:style-name="T3">ISSU</text:span></text:p>
          </table:table-cell>
          <table:table-cell table:number-columns-repeated="1020"/>
        </table:table-row>
        <table:table-row table:style-name="ro13">
          <table:table-cell table:style-name="ce7" table:number-columns-repeated="2"/>
          <table:table-cell table:number-columns-repeated="1022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scale-to="56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26">00/00/0000</text:date></text:span><text:span text:style-name="MT1">, </text:span><text:span text:style-name="MT1"><text:time style:data-style-name="N2" text:time-value="15:00:45.58598795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0:11:03.743399211</meta:creation-date>
    <dc:date>2022-03-26T16:48:43.978312710</dc:date>
    <meta:editing-duration>PT56M45S</meta:editing-duration>
    <meta:editing-cycles>14</meta:editing-cycles>
    <meta:generator>LibreOffice/6.4.7.2$Linux_X86_64 LibreOffice_project/40$Build-2</meta:generator>
    <meta:print-date>2022-03-24T21:43:25.248765247</meta:print-date>
    <dc:description>Marked in green has an identical match, also, marked in red are mismatched topics.</dc:description>
    <dc:title>NCIS-ENT vs JNCIS-SP syllabus comparison</dc:title>
    <meta:keyword>Juniper</meta:keyword>
    <meta:keyword>Junos</meta:keyword>
    <meta:keyword>networking</meta:keyword>
    <meta:keyword>certification</meta:keyword>
    <meta:keyword>JNCIS</meta:keyword>
    <meta:keyword>ENT</meta:keyword>
    <meta:keyword>enterprise</meta:keyword>
    <meta:keyword>SP</meta:keyword>
    <meta:keyword>service provider</meta:keyword>
    <meta:keyword>studying</meta:keyword>
    <meta:keyword>checklist</meta:keyword>
    <meta:document-statistic meta:table-count="1" meta:cell-count="43" meta:object-count="0"/>
  </office:meta>
</office:document-meta>
</file>